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784b04" draw:textarea-horizontal-align="justify" draw:textarea-vertical-align="middle" draw:auto-grow-height="false" fo:min-height="6.978cm" fo:min-width="6.113cm"/>
    </style:style>
    <style:style style:name="gr2" style:family="graphic" style:parent-style-name="standard">
      <style:graphic-properties draw:stroke="none" draw:fill-color="#784b04" draw:textarea-horizontal-align="justify" draw:textarea-vertical-align="middle" draw:auto-grow-height="false" fo:min-height="4.321cm" fo:min-width="4.177cm"/>
    </style:style>
    <style:style style:name="gr3" style:family="graphic" style:parent-style-name="standard">
      <style:graphic-properties draw:stroke="solid" svg:stroke-width="0.529cm" svg:stroke-color="#ffd428" draw:marker-start-width="0.994cm" draw:marker-end-width="0.994cm" draw:fill-color="#ffffff" draw:textarea-horizontal-align="justify" draw:textarea-vertical-align="middle" draw:auto-grow-height="false" fo:min-height="2.572cm" fo:min-width="2.399cm" fo:padding-top="0.39cm" fo:padding-bottom="0.39cm" fo:padding-left="0.515cm" fo:padding-right="0.515cm"/>
    </style:style>
    <style:style style:name="gr4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.131cm" fo:min-width="0cm"/>
    </style:style>
    <style:style style:name="gr6" style:family="graphic" style:parent-style-name="objectwithoutfill">
      <style:graphic-properties svg:stroke-width="0.529cm" svg:stroke-color="#ffd428" draw:marker-start="" draw:marker-start-width="0.994cm" draw:marker-end="Circle" draw:marker-end-width="0.994cm" draw:fill="solid" draw:textarea-vertical-align="middle" fo:padding-top="0.39cm" fo:padding-bottom="0.39cm" fo:padding-left="0.515cm" fo:padding-right="0.515cm"/>
    </style:style>
    <style:style style:name="gr7" style:family="graphic" style:parent-style-name="standard">
      <style:graphic-properties draw:stroke="none" draw:fill-color="#472702" draw:textarea-horizontal-align="justify" draw:textarea-vertical-align="middle" draw:auto-grow-height="false" fo:min-height="1.258cm" fo:min-width="6.994cm"/>
    </style:style>
    <style:style style:name="P1" style:family="paragraph">
      <loext:graphic-properties draw:fill-color="#784b04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472702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613cm" svg:height="7.228cm" svg:x="0.439cm" svg:y="3.2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.613cm" svg:height="6.463cm" svg:x="0.439cm" svg:y="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draw:layer="layout" svg:width="4.849cm" svg:height="4.74cm" svg:x="1.321cm" svg:y="0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3" draw:layer="layout" svg:x1="3.74cm" svg:y1="3.457cm" svg:x2="3.74cm" svg:y2="1.841cm">
            <text:p/>
          </draw:line>
          <draw:line draw:style-name="gr4" draw:text-style-name="P3" draw:layer="layout" svg:x1="3.74cm" svg:y1="3.457cm" svg:x2="4.732cm" svg:y2="3.026cm">
            <text:p/>
          </draw:line>
        </draw:g>
        <draw:custom-shape draw:style-name="gr5" draw:text-style-name="P4" draw:layer="layout" svg:width="0.551cm" svg:height="0.539cm" svg:x="3.47cm" svg:y="3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.745cm" svg:y1="5.718cm" svg:x2="3.746cm" svg:y2="9.38cm">
          <text:p/>
        </draw:line>
        <draw:custom-shape draw:style-name="gr7" draw:text-style-name="P5" draw:layer="layout" svg:width="7.494cm" svg:height="1.508cm" svg:x="-0.002cm" svg:y="10.0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49cm" fo:page-height="11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Wesley Branton</meta:initial-creator>
    <meta:creation-date>2019-11-12T14:04:54.924000000</meta:creation-date>
    <dc:date>2021-06-09T15:13:14.938000000</dc:date>
    <dc:creator>Wesley Branton</dc:creator>
    <meta:editing-duration>PT7M58S</meta:editing-duration>
    <meta:editing-cycles>7</meta:editing-cycles>
    <meta:generator>LibreOffice/6.4.5.2$Windows_X86_64 LibreOffice_project/a726b36747cf2001e06b58ad5db1aa3a9a1872d6</meta:generator>
    <meta:document-statistic meta:object-count="10"/>
  </office:meta>
</office:document-meta>
</file>